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Обычный" style:family="paragraph">
      <style:text-properties fo:language="en" fo:country="US"/>
    </style:style>
    <style:style style:name="P3" style:parent-style-name="Обычный" style:family="paragraph">
      <style:text-properties fo:language="en" fo:country="US"/>
    </style:style>
    <style:style style:name="P4" style:parent-style-name="Обычный" style:family="paragraph">
      <style:text-properties fo:language="en" fo:country="US"/>
    </style:style>
    <style:style style:name="P5" style:parent-style-name="Обычный" style:family="paragraph">
      <style:text-properties fo:language="en" fo:country="US"/>
    </style:style>
    <style:style style:name="P6" style:parent-style-name="Обычный" style:family="paragraph">
      <style:text-properties fo:language="en" fo:country="US"/>
    </style:style>
    <style:style style:name="P7" style:parent-style-name="Обычный" style:family="paragraph">
      <style:text-properties fo:language="en" fo:country="US"/>
    </style:style>
    <style:style style:name="P8" style:parent-style-name="Обычный" style:family="paragraph">
      <style:text-properties fo:language="en" fo:country="US"/>
    </style:style>
    <style:style style:name="P9" style:parent-style-name="Обычный" style:family="paragraph">
      <style:text-properties fo:language="en" fo:country="US"/>
    </style:style>
    <style:style style:name="P10" style:parent-style-name="Обычный" style:family="paragraph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language="en" fo:country="US"/>
    </style:style>
    <style:style style:name="P13" style:parent-style-name="Обычный" style:family="paragraph">
      <style:text-properties fo:language="en" fo:country="US"/>
    </style:style>
    <style:style style:name="P14" style:parent-style-name="Обычный" style:family="paragraph">
      <style:text-properties fo:language="en" fo:country="US"/>
    </style:style>
    <style:style style:name="P15" style:parent-style-name="Обычный" style:family="paragraph">
      <style:text-properties fo:language="en" fo:country="US"/>
    </style:style>
    <style:style style:name="P16" style:parent-style-name="Обычный" style:family="paragraph">
      <style:text-properties fo:language="en" fo:country="US"/>
    </style:style>
    <style:style style:name="P17" style:parent-style-name="Обычный" style:family="paragraph">
      <style:text-properties fo:language="en" fo:country="US"/>
    </style:style>
    <style:style style:name="P18" style:parent-style-name="Обычный" style:family="paragraph">
      <style:text-properties fo:language="en" fo:country="US"/>
    </style:style>
    <style:style style:name="P19" style:parent-style-name="Обычный" style:family="paragraph">
      <style:text-properties fo:language="en" fo:country="US"/>
    </style:style>
    <style:style style:name="P20" style:parent-style-name="Обычный" style:family="paragraph">
      <style:text-properties fo:language="en" fo:country="US"/>
    </style:style>
  </office:automatic-styles>
  <office:body>
    <office:text text:use-soft-page-breaks="true">
      <text:p text:style-name="P1">Тестовые задания к главе 3 «Обзор приложений в РЕД ОС»</text:p>
      <text:p text:style-name="Обычный">1. В состав офисного пакета LibreOffice входят:</text:p>
      <text:p text:style-name="Обычный">табличный редактор Calc</text:p>
      <text:p text:style-name="Обычный">система управления базами данных Base</text:p>
      <text:p text:style-name="Обычный">текстовый редактор Word<text:s/></text:p>
      <text:p text:style-name="Обычный">средство создания и демонстрации<text:s/>презентаций Impress</text:p>
      <text:p text:style-name="Обычный">текстовый редактор Writer</text:p>
      <text:p text:style-name="Обычный">система управления базами данных Access<text:s/></text:p>
      <text:p text:style-name="Обычный">векторный графический редактор Draw</text:p>
      <text:p text:style-name="Обычный">редактор формул Math</text:p>
      <text:p text:style-name="Обычный">векторный графический редактор Visio<text:s/></text:p>
      <text:p text:style-name="Обычный">средство создания и демонстрации презентаций PowerPoint<text:s/></text:p>
      <text:p text:style-name="Обычный">2. Какой формат по умолчанию имеют документы, созданные в LibreOffice Writer?</text:p>
      <text:p text:style-name="Обычный">1) DOC</text:p>
      <text:p text:style-name="Обычный">2) PDF</text:p>
      <text:p text:style-name="Обычный">3) ODT</text:p>
      <text:p text:style-name="Обычный">4) ODS<text:s/></text:p>
      <text:p text:style-name="Обычный">3. Какая программа является альтернативой MS PowerPoint?</text:p>
      <text:p text:style-name="P2">1) LibreOffice Draw</text:p>
      <text:p text:style-name="P3">2) LibreOffice Calc</text:p>
      <text:p text:style-name="P4">3) LibreOffice Math</text:p>
      <text:p text:style-name="Обычный">4) LibreOffice Impress</text:p>
      <text:p text:style-name="Обычный">4. LibreOffice Math<text:s/>предназначен только для записи и отображения формул, рассчитываться<text:s/></text:p>
      <text:p text:style-name="Обычный">формулы в этом приложении не могут.</text:p>
      <text:p text:style-name="Обычный">Верно</text:p>
      <text:p text:style-name="Обычный">Неверно</text:p>
      <text:p text:style-name="Обычный">5. Какой формат по умолчанию имеют документы, созданные в LibreOffice Base?</text:p>
      <text:p text:style-name="Обычный">1) ODB</text:p>
      <text:p text:style-name="Обычный">2) XLS</text:p>
      <text:p text:style-name="Обычный">3) ODT</text:p>
      <text:p text:style-name="Обычный">4) ODS</text:p>
      <text:p text:style-name="Обычный">6. Как называется простой текстовый редактор, входящий в состав дистрибутива РЕД ОС?</text:p>
      <text:p text:style-name="Обычный">7. Какие из перечисленных программ являются графическими редакторами?</text:p>
      <text:soft-page-break/>
      <text:p text:style-name="P5">Pluma</text:p>
      <text:p text:style-name="P6">Inkscape</text:p>
      <text:p text:style-name="P7">GIMP</text:p>
      <text:p text:style-name="P8">Cheese<text:s/></text:p>
      <text:p text:style-name="P9">Pinta</text:p>
      <text:p text:style-name="P10">Shotcut</text:p>
      <text:p text:style-name="Обычный">8. Flameshot — это:</text:p>
      <text:p text:style-name="Обычный">1) инструмент для создания скриншотов</text:p>
      <text:p text:style-name="Обычный">2) аудиоплеер,<text:s/>позволяющий воспроизводить аудиофайлы различных форматов</text:p>
      <text:p text:style-name="Обычный">3) графический редактор</text:p>
      <text:p text:style-name="Обычный">4) текстовый редактор</text:p>
      <text:p text:style-name="Обычный">5) интернет-браузер</text:p>
      <text:p text:style-name="Обычный">9. Какую программу можно использовать для создания эффектных слайд-шоу с<text:s/></text:p>
      <text:p text:style-name="Обычный">использованием видео, аудио и графических файлов, а<text:s/>также анимированных надписей?</text:p>
      <text:p text:style-name="Обычный">1) Pix</text:p>
      <text:p text:style-name="Обычный">2) FFDiaporama</text:p>
      <text:p text:style-name="Обычный">3) Audacity</text:p>
      <text:p text:style-name="Обычный">4) Recoll</text:p>
      <text:p text:style-name="Обычный">10. Как называется образовательная среда программирования, имеющаяся в репозитории<text:s/></text:p>
      <text:p text:style-name="Обычный">РЕД<text:span text:style-name="T11"><text:s/></text:span>ОС<text:span text:style-name="T12">?</text:span></text:p>
      <text:p text:style-name="P13">1) KSquirrel</text:p>
      <text:p text:style-name="P14">2) KFrog</text:p>
      <text:p text:style-name="P15">3) KLion</text:p>
      <text:p text:style-name="P16">4) KTurtle</text:p>
      <text:p text:style-name="Обычный">11. Какие интернет-браузеры входят в состав дистрибутива РЕД ОС?</text:p>
      <text:p text:style-name="P17">Opera</text:p>
      <text:p text:style-name="P18">Mozilla Firefox</text:p>
      <text:p text:style-name="P19">Chromium</text:p>
      <text:p text:style-name="P20">Google Chrome</text:p>
      <text:p text:style-name="Обычный">Yandex Browser</text:p>
      <text:p text:style-name="Обычный">12. В каком разделе «Главного меню» находится почтовый клиент Thunderbird?</text:p>
      <text:p text:style-name="Обычный">1) «Интернет»</text:p>
      <text:p text:style-name="Обычный">2) «Офис»<text:s/></text:p>
      <text:soft-page-break/>
      <text:p text:style-name="Обычный">3) «Аудио и видео»<text:s/></text:p>
      <text:p text:style-name="Обычный">4) «Администрирование»<text:s/></text:p>
      <text:p text:style-name="Обычный">5) «Программирование»<text:s/></text:p>
      <text:p text:style-name="Обычный">13. Выберите верное определение:</text:p>
      <text:p text:style-name="Обычный">1) Cheese — аудиоплеер, позволяющий воспроизводить аудиофайлы различных<text:s/></text:p>
      <text:p text:style-name="Обычный">форматов, создавать плейлисты,<text:s/>редактировать метаданные.<text:s/></text:p>
      <text:p text:style-name="Обычный">2) Cheese — программа, позволяющая делать снимки, серии снимков и записывать<text:s/></text:p>
      <text:p text:style-name="Обычный">видео с web-камеры, подключенной к компьютеру (или встроенной в ноутбук).</text:p>
      <text:p text:style-name="Обычный">3) Cheese — мультиплатформенный инструмент для создания скриншотов.</text:p>
      <text:p text:style-name="Обычный">4) Cheese<text:s/>— редактор векторной графики с широким набором возможностей и большим<text:s/></text:p>
      <text:p text:style-name="Обычный">функционалом.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Илья</meta:initial-creator>
    <dc:creator>Илья</dc:creator>
    <meta:creation-date>2024-03-14T10:42:00Z</meta:creation-date>
    <dc:date>2024-03-18T09:02:00Z</dc:date>
    <meta:template xlink:href="Normal" xlink:type="simple"/>
    <meta:editing-cycles>4</meta:editing-cycles>
    <meta:editing-duration>PT120S</meta:editing-duration>
    <meta:document-statistic meta:page-count="3" meta:paragraph-count="4" meta:word-count="365" meta:character-count="2447" meta:row-count="17" meta:non-whitespace-character-count="2086"/>
  </office:meta>
</office:document-meta>
</file>